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</office:automatic-styles>
  <office:body>
    <office:spreadsheet>
      <table:table table:name="Tab 1">
        <table:table-column table:number-columns-repeated="10"/>
        <table:table-row table:style-name="default_table_row">
          <table:table-cell office:value-type="string" calcext:value-type="string" office:string-value="a" table:style-name="left">
            <text:p>a</text:p>
          </table:table-cell>
          <table:table-cell office:value-type="string" calcext:value-type="string" office:string-value="b" table:style-name="left">
            <text:p>b</text:p>
          </table:table-cell>
          <table:table-cell office:value-type="string" calcext:value-type="string" office:string-value="c" table:style-name="left">
            <text:p>c</text:p>
          </table:table-cell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default_table_row"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0" calcext:value="10" table:style-name="right">
            <text:p>10</text:p>
          </table:table-cell>
          <table:table-cell office:value-type="float" calcext:value-type="float" office:value="20" calcext:value="20" table:style-name="right">
            <text:p>20</text:p>
          </table:table-cell>
          <table:table-cell office:value-type="float" calcext:value-type="float" office:value="30" calcext:value="30" table:style-name="right">
            <text:p>30</text:p>
          </table:table-cell>
          <table:table-cell office:value-type="float" calcext:value-type="float" office:value="40" calcext:value="40" table:style-name="right">
            <text:p>40</text:p>
          </table:table-cell>
          <table:table-cell office:value-type="float" calcext:value-type="float" office:value="50" calcext:value="50" table:style-name="right">
            <text:p>50</text:p>
          </table:table-cell>
          <table:table-cell office:value-type="float" calcext:value-type="float" office:value="60" calcext:value="60" table:style-name="right">
            <text:p>60</text:p>
          </table:table-cell>
          <table:table-cell office:value-type="float" calcext:value-type="float" office:value="70" calcext:value="70" table:style-name="right">
            <text:p>70</text:p>
          </table:table-cell>
          <table:table-cell office:value-type="float" calcext:value-type="float" office:value="80" calcext:value="80" table:style-name="right">
            <text:p>80</text:p>
          </table:table-cell>
          <table:table-cell office:value-type="float" calcext:value-type="float" office:value="90" calcext:value="90" table:style-name="right">
            <text:p>90</text:p>
          </table:table-cell>
        </table:table-row>
        <table:table-row table:style-name="default_table_row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11" calcext:value="11" table:style-name="right">
            <text:p>11</text:p>
          </table:table-cell>
          <table:table-cell office:value-type="float" calcext:value-type="float" office:value="21" calcext:value="21" table:style-name="right">
            <text:p>21</text:p>
          </table:table-cell>
          <table:table-cell office:value-type="float" calcext:value-type="float" office:value="31" calcext:value="31" table:style-name="right">
            <text:p>31</text:p>
          </table:table-cell>
          <table:table-cell office:value-type="float" calcext:value-type="float" office:value="41" calcext:value="41" table:style-name="right">
            <text:p>41</text:p>
          </table:table-cell>
          <table:table-cell office:value-type="float" calcext:value-type="float" office:value="51" calcext:value="51" table:style-name="right">
            <text:p>51</text:p>
          </table:table-cell>
          <table:table-cell office:value-type="float" calcext:value-type="float" office:value="61" calcext:value="61" table:style-name="right">
            <text:p>61</text:p>
          </table:table-cell>
          <table:table-cell office:value-type="float" calcext:value-type="float" office:value="71" calcext:value="71" table:style-name="right">
            <text:p>71</text:p>
          </table:table-cell>
          <table:table-cell office:value-type="float" calcext:value-type="float" office:value="81" calcext:value="81" table:style-name="right">
            <text:p>81</text:p>
          </table:table-cell>
          <table:table-cell office:value-type="float" calcext:value-type="float" office:value="91" calcext:value="91" table:style-name="right">
            <text:p>91</text:p>
          </table:table-cell>
        </table:table-row>
        <table:table-row table:style-name="default_table_row">
          <table:table-cell office:value-type="float" calcext:value-type="float" office:value="2" calcext:value="2" table:style-name="right">
            <text:p>2</text:p>
          </table:table-cell>
          <table:table-cell office:value-type="float" calcext:value-type="float" office:value="12" calcext:value="12" table:style-name="right">
            <text:p>12</text:p>
          </table:table-cell>
          <table:table-cell office:value-type="float" calcext:value-type="float" office:value="22" calcext:value="22" table:style-name="right">
            <text:p>22</text:p>
          </table:table-cell>
          <table:table-cell office:value-type="float" calcext:value-type="float" office:value="32" calcext:value="32" table:style-name="right">
            <text:p>32</text:p>
          </table:table-cell>
          <table:table-cell office:value-type="float" calcext:value-type="float" office:value="42" calcext:value="42" table:style-name="right">
            <text:p>42</text:p>
          </table:table-cell>
          <table:table-cell office:value-type="float" calcext:value-type="float" office:value="52" calcext:value="52" table:style-name="right">
            <text:p>52</text:p>
          </table:table-cell>
          <table:table-cell office:value-type="float" calcext:value-type="float" office:value="62" calcext:value="62" table:style-name="right">
            <text:p>62</text:p>
          </table:table-cell>
          <table:table-cell office:value-type="float" calcext:value-type="float" office:value="72" calcext:value="72" table:style-name="right">
            <text:p>72</text:p>
          </table:table-cell>
          <table:table-cell office:value-type="float" calcext:value-type="float" office:value="82" calcext:value="82" table:style-name="right">
            <text:p>82</text:p>
          </table:table-cell>
          <table:table-cell office:value-type="float" calcext:value-type="float" office:value="92" calcext:value="92" table:style-name="right">
            <text:p>92</text:p>
          </table:table-cell>
        </table:table-row>
      </table:table>
      <table:table table:name="Tab 2">
        <table:table-column table:number-columns-repeated="10"/>
        <table:table-row table:style-name="default_table_row">
          <table:table-cell office:value-type="string" calcext:value-type="string" office:string-value="a" table:style-name="left">
            <text:p>a</text:p>
          </table:table-cell>
          <table:table-cell office:value-type="string" calcext:value-type="string" office:string-value="b" table:style-name="left">
            <text:p>b</text:p>
          </table:table-cell>
          <table:table-cell office:value-type="string" calcext:value-type="string" office:string-value="c" table:style-name="left">
            <text:p>c</text:p>
          </table:table-cell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default_table_row">
          <table:table-cell office:value-type="float" calcext:value-type="float" office:value="100" calcext:value="100" table:style-name="right">
            <text:p>100</text:p>
          </table:table-cell>
          <table:table-cell office:value-type="float" calcext:value-type="float" office:value="110" calcext:value="110" table:style-name="right">
            <text:p>110</text:p>
          </table:table-cell>
          <table:table-cell office:value-type="float" calcext:value-type="float" office:value="120" calcext:value="120" table:style-name="right">
            <text:p>120</text:p>
          </table:table-cell>
          <table:table-cell office:value-type="float" calcext:value-type="float" office:value="130" calcext:value="130" table:style-name="right">
            <text:p>130</text:p>
          </table:table-cell>
          <table:table-cell office:value-type="float" calcext:value-type="float" office:value="140" calcext:value="140" table:style-name="right">
            <text:p>140</text:p>
          </table:table-cell>
          <table:table-cell office:value-type="float" calcext:value-type="float" office:value="150" calcext:value="150" table:style-name="right">
            <text:p>150</text:p>
          </table:table-cell>
          <table:table-cell office:value-type="float" calcext:value-type="float" office:value="160" calcext:value="160" table:style-name="right">
            <text:p>160</text:p>
          </table:table-cell>
          <table:table-cell office:value-type="float" calcext:value-type="float" office:value="170" calcext:value="170" table:style-name="right">
            <text:p>170</text:p>
          </table:table-cell>
          <table:table-cell office:value-type="float" calcext:value-type="float" office:value="180" calcext:value="180" table:style-name="right">
            <text:p>180</text:p>
          </table:table-cell>
          <table:table-cell office:value-type="float" calcext:value-type="float" office:value="190" calcext:value="190" table:style-name="right">
            <text:p>190</text:p>
          </table:table-cell>
        </table:table-row>
        <table:table-row table:style-name="default_table_row">
          <table:table-cell office:value-type="float" calcext:value-type="float" office:value="101" calcext:value="101" table:style-name="right">
            <text:p>101</text:p>
          </table:table-cell>
          <table:table-cell office:value-type="float" calcext:value-type="float" office:value="111" calcext:value="111" table:style-name="right">
            <text:p>111</text:p>
          </table:table-cell>
          <table:table-cell office:value-type="float" calcext:value-type="float" office:value="121" calcext:value="121" table:style-name="right">
            <text:p>121</text:p>
          </table:table-cell>
          <table:table-cell office:value-type="float" calcext:value-type="float" office:value="131" calcext:value="131" table:style-name="right">
            <text:p>131</text:p>
          </table:table-cell>
          <table:table-cell office:value-type="float" calcext:value-type="float" office:value="141" calcext:value="141" table:style-name="right">
            <text:p>141</text:p>
          </table:table-cell>
          <table:table-cell office:value-type="float" calcext:value-type="float" office:value="151" calcext:value="151" table:style-name="right">
            <text:p>151</text:p>
          </table:table-cell>
          <table:table-cell office:value-type="float" calcext:value-type="float" office:value="161" calcext:value="161" table:style-name="right">
            <text:p>161</text:p>
          </table:table-cell>
          <table:table-cell office:value-type="float" calcext:value-type="float" office:value="171" calcext:value="171" table:style-name="right">
            <text:p>171</text:p>
          </table:table-cell>
          <table:table-cell office:value-type="float" calcext:value-type="float" office:value="181" calcext:value="181" table:style-name="right">
            <text:p>181</text:p>
          </table:table-cell>
          <table:table-cell office:value-type="float" calcext:value-type="float" office:value="191" calcext:value="191" table:style-name="right">
            <text:p>191</text:p>
          </table:table-cell>
        </table:table-row>
        <table:table-row table:style-name="default_table_row">
          <table:table-cell office:value-type="float" calcext:value-type="float" office:value="102" calcext:value="102" table:style-name="right">
            <text:p>102</text:p>
          </table:table-cell>
          <table:table-cell office:value-type="float" calcext:value-type="float" office:value="112" calcext:value="112" table:style-name="right">
            <text:p>112</text:p>
          </table:table-cell>
          <table:table-cell office:value-type="float" calcext:value-type="float" office:value="122" calcext:value="122" table:style-name="right">
            <text:p>122</text:p>
          </table:table-cell>
          <table:table-cell office:value-type="float" calcext:value-type="float" office:value="132" calcext:value="132" table:style-name="right">
            <text:p>132</text:p>
          </table:table-cell>
          <table:table-cell office:value-type="float" calcext:value-type="float" office:value="142" calcext:value="142" table:style-name="right">
            <text:p>142</text:p>
          </table:table-cell>
          <table:table-cell office:value-type="float" calcext:value-type="float" office:value="152" calcext:value="152" table:style-name="right">
            <text:p>152</text:p>
          </table:table-cell>
          <table:table-cell office:value-type="float" calcext:value-type="float" office:value="162" calcext:value="162" table:style-name="right">
            <text:p>162</text:p>
          </table:table-cell>
          <table:table-cell office:value-type="float" calcext:value-type="float" office:value="172" calcext:value="172" table:style-name="right">
            <text:p>172</text:p>
          </table:table-cell>
          <table:table-cell office:value-type="float" calcext:value-type="float" office:value="182" calcext:value="182" table:style-name="right">
            <text:p>182</text:p>
          </table:table-cell>
          <table:table-cell office:value-type="float" calcext:value-type="float" office:value="192" calcext:value="192" table:style-name="right">
            <text:p>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